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0.03mm"/>
    </style:style>
    <style:style style:name="co2" style:family="table-column">
      <style:table-column-properties fo:break-before="auto" style:column-width="25.49mm"/>
    </style:style>
    <style:style style:name="co3" style:family="table-column">
      <style:table-column-properties fo:break-before="auto" style:column-width="14.98mm"/>
    </style:style>
    <style:style style:name="co4" style:family="table-column">
      <style:table-column-properties fo:break-before="auto" style:column-width="19.12mm"/>
    </style:style>
    <style:style style:name="co5" style:family="table-column">
      <style:table-column-properties fo:break-before="auto" style:column-width="17.74mm"/>
    </style:style>
    <style:style style:name="co6" style:family="table-column">
      <style:table-column-properties fo:break-before="auto" style:column-width="28.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compare_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10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experiment configuratio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Battig</text:p>
          </table:table-cell>
          <table:table-cell office:value-type="string" calcext:value-type="string">
            <text:p>ESSLI_1a</text:p>
          </table:table-cell>
          <table:table-cell office:value-type="string" calcext:value-type="string">
            <text:p>ESSLI_2b</text:p>
          </table:table-cell>
          <table:table-cell office:value-type="string" calcext:value-type="string">
            <text:p>ESSLI_2c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MTurk</text:p>
          </table:table-cell>
          <table:table-cell office:value-type="string" calcext:value-type="string">
            <text:p>RG65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imLex999</text:p>
          </table:table-cell>
          <table:table-cell office:value-type="string" calcext:value-type="string">
            <text:p>WS353</text:p>
          </table:table-cell>
          <table:table-cell office:value-type="string" calcext:value-type="string">
            <text:p>WS353R</text:p>
          </table:table-cell>
          <table:table-cell office:value-type="string" calcext:value-type="string">
            <text:p>WS353S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SemEval2012_2</text:p>
          </table:table-cell>
        </table:table-row>
        <table:table-row table:style-name="ro1">
          <table:table-cell office:value-type="string" calcext:value-type="string">
            <text:p>base_line</text:p>
          </table:table-cell>
          <table:table-cell office:value-type="float" office:value="0.5945273632" calcext:value-type="float">
            <text:p>0.5945273632</text:p>
          </table:table-cell>
          <table:table-cell office:value-type="float" office:value="0.82" calcext:value-type="float">
            <text:p>0.82</text:p>
          </table:table-cell>
          <table:table-cell office:value-type="float" office:value="0.4339514433" calcext:value-type="float">
            <text:p>0.4339514433</text:p>
          </table:table-cell>
          <table:table-cell office:value-type="float" office:value="0.7954545455" calcext:value-type="float">
            <text:p>0.7954545455</text:p>
          </table:table-cell>
          <table:table-cell office:value-type="float" office:value="0.7" calcext:value-type="float">
            <text:p>0.7</text:p>
          </table:table-cell>
          <table:table-cell office:value-type="float" office:value="0.5777777778" calcext:value-type="float">
            <text:p>0.5777777778</text:p>
          </table:table-cell>
          <table:table-cell office:value-type="float" office:value="0.7357947589" calcext:value-type="float">
            <text:p>0.7357947589</text:p>
          </table:table-cell>
          <table:table-cell office:value-type="float" office:value="0.6942021841" calcext:value-type="float">
            <text:p>0.6942021841</text:p>
          </table:table-cell>
          <table:table-cell office:value-type="float" office:value="0.7566303541" calcext:value-type="float">
            <text:p>0.7566303541</text:p>
          </table:table-cell>
          <table:table-cell office:value-type="float" office:value="0.2991971633" calcext:value-type="float">
            <text:p>0.2991971633</text:p>
          </table:table-cell>
          <table:table-cell office:value-type="float" office:value="0.3406707435" calcext:value-type="float">
            <text:p>0.3406707435</text:p>
          </table:table-cell>
          <table:table-cell office:value-type="float" office:value="0.6112028833" calcext:value-type="float">
            <text:p>0.6112028833</text:p>
          </table:table-cell>
          <table:table-cell office:value-type="float" office:value="0.5144277387" calcext:value-type="float">
            <text:p>0.5144277387</text:p>
          </table:table-cell>
          <table:table-cell office:value-type="float" office:value="0.7538527091" calcext:value-type="float">
            <text:p>0.7538527091</text:p>
          </table:table-cell>
          <table:table-cell office:value-type="float" office:value="0.6607654523" calcext:value-type="float">
            <text:p>0.6607654523</text:p>
          </table:table-cell>
          <table:table-cell office:value-type="float" office:value="0.439625" calcext:value-type="float">
            <text:p>0.439625</text:p>
          </table:table-cell>
          <table:table-cell office:value-type="float" office:value="0.1812603716" calcext:value-type="float">
            <text:p>0.1812603716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kip_align_serial_avg</text:p>
          </table:table-cell>
          <table:table-cell office:value-type="float" office:value="0.3432835821" calcext:value-type="float">
            <text:p>0.3432835821</text:p>
          </table:table-cell>
          <table:table-cell office:value-type="float" office:value="0.42" calcext:value-type="float">
            <text:p>0.42</text:p>
          </table:table-cell>
          <table:table-cell table:style-name="ce2" office:value-type="float" office:value="0.213534697" calcext:value-type="float">
            <text:p>0.213534697</text:p>
          </table:table-cell>
          <table:table-cell office:value-type="float" office:value="0.5227272727" calcext:value-type="float">
            <text:p>0.5227272727</text:p>
          </table:table-cell>
          <table:table-cell table:style-name="ce2" office:value-type="float" office:value="0.575" calcext:value-type="float">
            <text:p>0.575</text:p>
          </table:table-cell>
          <table:table-cell office:value-type="float" office:value="0.5333333333" calcext:value-type="float">
            <text:p>0.5333333333</text:p>
          </table:table-cell>
          <table:table-cell office:value-type="float" office:value="0.4412393322" calcext:value-type="float">
            <text:p>0.4412393322</text:p>
          </table:table-cell>
          <table:table-cell office:value-type="float" office:value="0.4535019309" calcext:value-type="float">
            <text:p>0.4535019309</text:p>
          </table:table-cell>
          <table:table-cell office:value-type="float" office:value="0.2151216804" calcext:value-type="float">
            <text:p>0.2151216804</text:p>
          </table:table-cell>
          <table:table-cell table:style-name="ce1" office:value-type="float" office:value="0.1523258027" calcext:value-type="float">
            <text:p>0.1523258027</text:p>
          </table:table-cell>
          <table:table-cell table:style-name="ce1" office:value-type="float" office:value="0.1845180908" calcext:value-type="float">
            <text:p>0.1845180908</text:p>
          </table:table-cell>
          <table:table-cell office:value-type="float" office:value="0.389028328" calcext:value-type="float">
            <text:p>0.389028328</text:p>
          </table:table-cell>
          <table:table-cell office:value-type="float" office:value="0.4142646371" calcext:value-type="float">
            <text:p>0.4142646371</text:p>
          </table:table-cell>
          <table:table-cell office:value-type="float" office:value="0.3663137873" calcext:value-type="float">
            <text:p>0.3663137873</text:p>
          </table:table-cell>
          <table:table-cell office:value-type="float" office:value="0.3016270978" calcext:value-type="float">
            <text:p>0.3016270978</text:p>
          </table:table-cell>
          <table:table-cell table:style-name="ce1" office:value-type="float" office:value="0.26525" calcext:value-type="float">
            <text:p>0.26525</text:p>
          </table:table-cell>
          <table:table-cell office:value-type="float" office:value="0.0846400802" calcext:value-type="float">
            <text:p>0.0846400802</text:p>
          </table:table-cell>
        </table:table-row>
        <table:table-row table:style-name="ro1">
          <table:table-cell office:value-type="string" calcext:value-type="string">
            <text:p>skip_align_dichoto_avg</text:p>
          </table:table-cell>
          <table:table-cell office:value-type="float" office:value="0.330845771144" calcext:value-type="float">
            <text:p>0.3308457711</text:p>
          </table:table-cell>
          <table:table-cell office:value-type="float" office:value="0.43" calcext:value-type="float">
            <text:p>0.43</text:p>
          </table:table-cell>
          <table:table-cell office:value-type="float" office:value="0.192888549035" calcext:value-type="float">
            <text:p>0.192888549</text:p>
          </table:table-cell>
          <table:table-cell table:style-name="ce2" office:value-type="float" office:value="0.545454545455" calcext:value-type="float">
            <text:p>0.5454545455</text:p>
          </table:table-cell>
          <table:table-cell office:value-type="float" office:value="0.55" calcext:value-type="float">
            <text:p>0.55</text:p>
          </table:table-cell>
          <table:table-cell table:style-name="ce1" office:value-type="float" office:value="0.6" calcext:value-type="float">
            <text:p>0.6</text:p>
          </table:table-cell>
          <table:table-cell office:value-type="float" office:value="0.42733252713" calcext:value-type="float">
            <text:p>0.4273325271</text:p>
          </table:table-cell>
          <table:table-cell office:value-type="float" office:value="0.407902351004" calcext:value-type="float">
            <text:p>0.407902351</text:p>
          </table:table-cell>
          <table:table-cell office:value-type="float" office:value="0.0345532232769" calcext:value-type="float">
            <text:p>0.0345532233</text:p>
          </table:table-cell>
          <table:table-cell office:value-type="float" office:value="0.135128122784" calcext:value-type="float">
            <text:p>0.1351281228</text:p>
          </table:table-cell>
          <table:table-cell office:value-type="float" office:value="0.181013303974" calcext:value-type="float">
            <text:p>0.181013304</text:p>
          </table:table-cell>
          <table:table-cell office:value-type="float" office:value="0.397241985096" calcext:value-type="float">
            <text:p>0.3972419851</text:p>
          </table:table-cell>
          <table:table-cell office:value-type="float" office:value="0.389762659268" calcext:value-type="float">
            <text:p>0.3897626593</text:p>
          </table:table-cell>
          <table:table-cell office:value-type="float" office:value="0.424690617939" calcext:value-type="float">
            <text:p>0.4246906179</text:p>
          </table:table-cell>
          <table:table-cell office:value-type="float" office:value="0.285407286124" calcext:value-type="float">
            <text:p>0.2854072861</text:p>
          </table:table-cell>
          <table:table-cell office:value-type="float" office:value="0.260375" calcext:value-type="float">
            <text:p>0.260375</text:p>
          </table:table-cell>
          <table:table-cell table:style-name="ce1" office:value-type="float" office:value="0.123145943244" calcext:value-type="float">
            <text:p>0.1231459432</text:p>
          </table:table-cell>
        </table:table-row>
        <table:table-row table:style-name="ro1">
          <table:table-cell office:value-type="string" calcext:value-type="string">
            <text:p>bootstrap_align_serial_avg</text:p>
          </table:table-cell>
          <table:table-cell office:value-type="float" office:value="0.3358208955" calcext:value-type="float">
            <text:p>0.3358208955</text:p>
          </table:table-cell>
          <table:table-cell office:value-type="float" office:value="0.435" calcext:value-type="float">
            <text:p>0.435</text:p>
          </table:table-cell>
          <table:table-cell office:value-type="float" office:value="0.2045497993" calcext:value-type="float">
            <text:p>0.2045497993</text:p>
          </table:table-cell>
          <table:table-cell office:value-type="float" office:value="0.5227272727" calcext:value-type="float">
            <text:p>0.5227272727</text:p>
          </table:table-cell>
          <table:table-cell office:value-type="float" office:value="0.525" calcext:value-type="float">
            <text:p>0.525</text:p>
          </table:table-cell>
          <table:table-cell office:value-type="float" office:value="0.5777777778" calcext:value-type="float">
            <text:p>0.5777777778</text:p>
          </table:table-cell>
          <table:table-cell office:value-type="float" office:value="0.4247765951" calcext:value-type="float">
            <text:p>0.4247765951</text:p>
          </table:table-cell>
          <table:table-cell office:value-type="float" office:value="0.4023427391" calcext:value-type="float">
            <text:p>0.4023427391</text:p>
          </table:table-cell>
          <table:table-cell office:value-type="float" office:value="0.3777032288" calcext:value-type="float">
            <text:p>0.3777032288</text:p>
          </table:table-cell>
          <table:table-cell office:value-type="float" office:value="0.1559924929" calcext:value-type="float">
            <text:p>0.1559924929</text:p>
          </table:table-cell>
          <table:table-cell office:value-type="float" office:value="0.16959166" calcext:value-type="float">
            <text:p>0.16959166</text:p>
          </table:table-cell>
          <table:table-cell table:style-name="ce1" office:value-type="float" office:value="0.5176317948" calcext:value-type="float">
            <text:p>0.5176317948</text:p>
          </table:table-cell>
          <table:table-cell table:style-name="ce1" office:value-type="float" office:value="0.5312013275" calcext:value-type="float">
            <text:p>0.5312013275</text:p>
          </table:table-cell>
          <table:table-cell office:value-type="float" office:value="0.5005899659" calcext:value-type="float">
            <text:p>0.5005899659</text:p>
          </table:table-cell>
          <table:table-cell office:value-type="float" office:value="0.2963569382" calcext:value-type="float">
            <text:p>0.2963569382</text:p>
          </table:table-cell>
          <table:table-cell office:value-type="float" office:value="0.24975" calcext:value-type="float">
            <text:p>0.24975</text:p>
          </table:table-cell>
          <table:table-cell office:value-type="float" office:value="0.1068193367" calcext:value-type="float">
            <text:p>0.1068193367</text:p>
          </table:table-cell>
        </table:table-row>
        <table:table-row table:style-name="ro1">
          <table:table-cell office:value-type="string" calcext:value-type="string">
            <text:p>bootstrap_align_dichoto_avg</text:p>
          </table:table-cell>
          <table:table-cell table:style-name="ce1" office:value-type="float" office:value="0.370646766169" calcext:value-type="float">
            <text:p>0.3706467662</text:p>
          </table:table-cell>
          <table:table-cell table:style-name="ce2" office:value-type="float" office:value="0.465" calcext:value-type="float">
            <text:p>0.465</text:p>
          </table:table-cell>
          <table:table-cell office:value-type="float" office:value="0.20588797553" calcext:value-type="float">
            <text:p>0.2058879755</text:p>
          </table:table-cell>
          <table:table-cell office:value-type="float" office:value="0.477272727273" calcext:value-type="float">
            <text:p>0.4772727273</text:p>
          </table:table-cell>
          <table:table-cell office:value-type="float" office:value="0.525" calcext:value-type="float">
            <text:p>0.525</text:p>
          </table:table-cell>
          <table:table-cell office:value-type="float" office:value="0.555555555556" calcext:value-type="float">
            <text:p>0.5555555556</text:p>
          </table:table-cell>
          <table:table-cell table:style-name="ce1" office:value-type="float" office:value="0.44427538514" calcext:value-type="float">
            <text:p>0.4442753851</text:p>
          </table:table-cell>
          <table:table-cell table:style-name="ce2" office:value-type="float" office:value="0.471287206232" calcext:value-type="float">
            <text:p>0.4712872062</text:p>
          </table:table-cell>
          <table:table-cell table:style-name="ce1" office:value-type="float" office:value="0.370097585687" calcext:value-type="float">
            <text:p>0.3700975857</text:p>
          </table:table-cell>
          <table:table-cell office:value-type="float" office:value="0.134802551563" calcext:value-type="float">
            <text:p>0.1348025516</text:p>
          </table:table-cell>
          <table:table-cell office:value-type="float" office:value="0.184166179823" calcext:value-type="float">
            <text:p>0.1841661798</text:p>
          </table:table-cell>
          <table:table-cell office:value-type="float" office:value="0.509329881906" calcext:value-type="float">
            <text:p>0.5093298819</text:p>
          </table:table-cell>
          <table:table-cell office:value-type="float" office:value="0.475755422841" calcext:value-type="float">
            <text:p>0.4757554228</text:p>
          </table:table-cell>
          <table:table-cell table:style-name="ce1" office:value-type="float" office:value="0.570308482389" calcext:value-type="float">
            <text:p>0.5703084824</text:p>
          </table:table-cell>
          <table:table-cell table:style-name="ce1" office:value-type="float" office:value="0.314623413835" calcext:value-type="float">
            <text:p>0.3146234138</text:p>
          </table:table-cell>
          <table:table-cell office:value-type="float" office:value="0.249" calcext:value-type="float">
            <text:p>0.249</text:p>
          </table:table-cell>
          <table:table-cell office:value-type="float" office:value="0.0926447032857" calcext:value-type="float">
            <text:p>0.0926447033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boot_hilbert</text:p>
          </table:table-cell>
          <table:table-cell table:style-name="ce1" office:value-type="float" office:value="0.370646766169" calcext:value-type="float">
            <text:p>0.3706467662</text:p>
          </table:table-cell>
          <table:table-cell table:style-name="ce2" office:value-type="float" office:value="0.48" calcext:value-type="float">
            <text:p>0.48</text:p>
          </table:table-cell>
          <table:table-cell table:style-name="ce1" office:value-type="float" office:value="0.239724718027" calcext:value-type="float">
            <text:p>0.239724718</text:p>
          </table:table-cell>
          <table:table-cell table:style-name="ce1" office:value-type="float" office:value="0.636363636364" calcext:value-type="float">
            <text:p>0.6363636364</text:p>
          </table:table-cell>
          <table:table-cell table:style-name="ce2" office:value-type="float" office:value="0.625" calcext:value-type="float">
            <text:p>0.625</text:p>
          </table:table-cell>
          <table:table-cell office:value-type="float" office:value="0.466666666667" calcext:value-type="float">
            <text:p>0.4666666667</text:p>
          </table:table-cell>
          <table:table-cell office:value-type="float" office:value="0.353429225104" calcext:value-type="float">
            <text:p>0.3534292251</text:p>
          </table:table-cell>
          <table:table-cell table:style-name="ce2" office:value-type="float" office:value="0.49214533287" calcext:value-type="float">
            <text:p>0.4921453329</text:p>
          </table:table-cell>
          <table:table-cell table:style-name="ce1" office:value-type="float" office:value="0.298805609514" calcext:value-type="float">
            <text:p>0.2988056095</text:p>
          </table:table-cell>
          <table:table-cell table:style-name="ce1" office:value-type="float" office:value="0.0487719178625" calcext:value-type="float">
            <text:p>0.0487719179</text:p>
          </table:table-cell>
          <table:table-cell office:value-type="float" office:value="0.0843554387197" calcext:value-type="float">
            <text:p>0.0843554387</text:p>
          </table:table-cell>
          <table:table-cell table:style-name="ce1" office:value-type="float" office:value="0.364153553713" calcext:value-type="float">
            <text:p>0.3641535537</text:p>
          </table:table-cell>
          <table:table-cell table:style-name="ce1" office:value-type="float" office:value="0.444343188338" calcext:value-type="float">
            <text:p>0.4443431883</text:p>
          </table:table-cell>
          <table:table-cell table:style-name="ce1" office:value-type="float" office:value="0.347746187999" calcext:value-type="float">
            <text:p>0.347746188</text:p>
          </table:table-cell>
          <table:table-cell table:style-name="ce1" office:value-type="float" office:value="0.313190749079" calcext:value-type="float">
            <text:p>0.3131907491</text:p>
          </table:table-cell>
          <table:table-cell office:value-type="float" office:value="0.26475" calcext:value-type="float">
            <text:p>0.26475</text:p>
          </table:table-cell>
          <table:table-cell table:style-name="ce1" office:value-type="float" office:value="0.11229292681" calcext:value-type="float">
            <text:p>0.1122929268</text:p>
          </table:table-cell>
        </table:table-row>
        <table:table-row table:style-name="ro1">
          <table:table-cell office:value-type="string" calcext:value-type="string">
            <text:p>skip_hilbert</text:p>
          </table:table-cell>
          <table:table-cell office:value-type="float" office:value="0.363184079602" calcext:value-type="float">
            <text:p>0.3631840796</text:p>
          </table:table-cell>
          <table:table-cell table:style-name="ce1" office:value-type="float" office:value="0.53" calcext:value-type="float">
            <text:p>0.53</text:p>
          </table:table-cell>
          <table:table-cell office:value-type="float" office:value="0.237048365513" calcext:value-type="float">
            <text:p>0.2370483655</text:p>
          </table:table-cell>
          <table:table-cell office:value-type="float" office:value="0.613636363636" calcext:value-type="float">
            <text:p>0.6136363636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488888888889" calcext:value-type="float">
            <text:p>0.4888888889</text:p>
          </table:table-cell>
          <table:table-cell table:style-name="ce1" office:value-type="float" office:value="0.418910806524" calcext:value-type="float">
            <text:p>0.4189108065</text:p>
          </table:table-cell>
          <table:table-cell table:style-name="ce1" office:value-type="float" office:value="0.533782137737" calcext:value-type="float">
            <text:p>0.5337821377</text:p>
          </table:table-cell>
          <table:table-cell office:value-type="float" office:value="0.0798373969832" calcext:value-type="float">
            <text:p>0.079837397</text:p>
          </table:table-cell>
          <table:table-cell office:value-type="float" office:value="0.0400109223653" calcext:value-type="float">
            <text:p>0.0400109224</text:p>
          </table:table-cell>
          <table:table-cell table:style-name="ce1" office:value-type="float" office:value="0.0867855715146" calcext:value-type="float">
            <text:p>0.0867855715</text:p>
          </table:table-cell>
          <table:table-cell office:value-type="float" office:value="0.314645992557" calcext:value-type="float">
            <text:p>0.3146459926</text:p>
          </table:table-cell>
          <table:table-cell office:value-type="float" office:value="0.385820850901" calcext:value-type="float">
            <text:p>0.3858208509</text:p>
          </table:table-cell>
          <table:table-cell office:value-type="float" office:value="0.324276673609" calcext:value-type="float">
            <text:p>0.3242766736</text:p>
          </table:table-cell>
          <table:table-cell office:value-type="float" office:value="0.300603765862" calcext:value-type="float">
            <text:p>0.3006037659</text:p>
          </table:table-cell>
          <table:table-cell table:style-name="ce1" office:value-type="float" office:value="0.274375" calcext:value-type="float">
            <text:p>0.274375</text:p>
          </table:table-cell>
          <table:table-cell office:value-type="float" office:value="0.0844618219868" calcext:value-type="float">
            <text:p>0.0844618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two_parts_0</text:p>
          </table:table-cell>
          <table:table-cell office:value-type="float" office:value="0.450248756219" calcext:value-type="float">
            <text:p>0.4502487562</text:p>
          </table:table-cell>
          <table:table-cell table:style-name="ce1" office:value-type="float" office:value="0.63" calcext:value-type="float">
            <text:p>0.63</text:p>
          </table:table-cell>
          <table:table-cell office:value-type="float" office:value="0.28828139935" calcext:value-type="float">
            <text:p>0.2882813994</text:p>
          </table:table-cell>
          <table:table-cell office:value-type="float" office:value="0.681818181818" calcext:value-type="float">
            <text:p>0.6818181818</text:p>
          </table:table-cell>
          <table:table-cell office:value-type="float" office:value="0.7" calcext:value-type="float">
            <text:p>0.7</text:p>
          </table:table-cell>
          <table:table-cell table:style-name="ce1" office:value-type="float" office:value="0.555555555556" calcext:value-type="float">
            <text:p>0.5555555556</text:p>
          </table:table-cell>
          <table:table-cell office:value-type="float" office:value="0.553889594466" calcext:value-type="float">
            <text:p>0.5538895945</text:p>
          </table:table-cell>
          <table:table-cell office:value-type="float" office:value="0.580511001874" calcext:value-type="float">
            <text:p>0.5805110019</text:p>
          </table:table-cell>
          <table:table-cell office:value-type="float" office:value="0.180087640608" calcext:value-type="float">
            <text:p>0.1800876406</text:p>
          </table:table-cell>
          <table:table-cell office:value-type="float" office:value="0.0474660947462" calcext:value-type="float">
            <text:p>0.0474660947</text:p>
          </table:table-cell>
          <table:table-cell office:value-type="float" office:value="0.165977336877" calcext:value-type="float">
            <text:p>0.1659773369</text:p>
          </table:table-cell>
          <table:table-cell office:value-type="float" office:value="0.440007592502" calcext:value-type="float">
            <text:p>0.4400075925</text:p>
          </table:table-cell>
          <table:table-cell table:style-name="ce1" office:value-type="float" office:value="0.490250089238" calcext:value-type="float">
            <text:p>0.4902500892</text:p>
          </table:table-cell>
          <table:table-cell office:value-type="float" office:value="0.440552624088" calcext:value-type="float">
            <text:p>0.4405526241</text:p>
          </table:table-cell>
          <table:table-cell office:value-type="float" office:value="0.432715923045" calcext:value-type="float">
            <text:p>0.432715923</text:p>
          </table:table-cell>
          <table:table-cell office:value-type="float" office:value="0.31475" calcext:value-type="float">
            <text:p>0.31475</text:p>
          </table:table-cell>
          <table:table-cell office:value-type="float" office:value="0.136447847827" calcext:value-type="float">
            <text:p>0.1364478478</text:p>
          </table:table-cell>
        </table:table-row>
        <table:table-row table:style-name="ro1">
          <table:table-cell office:value-type="string" calcext:value-type="string">
            <text:p>two_parts_1</text:p>
          </table:table-cell>
          <table:table-cell office:value-type="float" office:value="0.432835820896" calcext:value-type="float">
            <text:p>0.4328358209</text:p>
          </table:table-cell>
          <table:table-cell office:value-type="float" office:value="0.62" calcext:value-type="float">
            <text:p>0.62</text:p>
          </table:table-cell>
          <table:table-cell table:style-name="ce1" office:value-type="float" office:value="0.290957751864" calcext:value-type="float">
            <text:p>0.2909577519</text:p>
          </table:table-cell>
          <table:table-cell table:style-name="ce1" office:value-type="float" office:value="0.704545454545" calcext:value-type="float">
            <text:p>0.7045454545</text:p>
          </table:table-cell>
          <table:table-cell table:style-name="ce1" office:value-type="float" office:value="0.725" calcext:value-type="float">
            <text:p>0.725</text:p>
          </table:table-cell>
          <table:table-cell office:value-type="float" office:value="0.511111111111" calcext:value-type="float">
            <text:p>0.5111111111</text:p>
          </table:table-cell>
          <table:table-cell office:value-type="float" office:value="0.537945209912" calcext:value-type="float">
            <text:p>0.5379452099</text:p>
          </table:table-cell>
          <table:table-cell table:style-name="ce1" office:value-type="float" office:value="0.626814702795" calcext:value-type="float">
            <text:p>0.6268147028</text:p>
          </table:table-cell>
          <table:table-cell table:style-name="ce1" office:value-type="float" office:value="0.566926383177" calcext:value-type="float">
            <text:p>0.5669263832</text:p>
          </table:table-cell>
          <table:table-cell table:style-name="ce1" office:value-type="float" office:value="0.0487599572594" calcext:value-type="float">
            <text:p>0.0487599573</text:p>
          </table:table-cell>
          <table:table-cell table:style-name="ce1" office:value-type="float" office:value="0.203370705028" calcext:value-type="float">
            <text:p>0.203370705</text:p>
          </table:table-cell>
          <table:table-cell table:style-name="ce1" office:value-type="float" office:value="0.48663340323" calcext:value-type="float">
            <text:p>0.4866334032</text:p>
          </table:table-cell>
          <table:table-cell table:style-name="ce2" office:value-type="float" office:value="0.47584878442" calcext:value-type="float">
            <text:p>0.4758487844</text:p>
          </table:table-cell>
          <table:table-cell table:style-name="ce1" office:value-type="float" office:value="0.542166583625" calcext:value-type="float">
            <text:p>0.5421665836</text:p>
          </table:table-cell>
          <table:table-cell office:value-type="float" office:value="0.409588620549" calcext:value-type="float">
            <text:p>0.4095886205</text:p>
          </table:table-cell>
          <table:table-cell table:style-name="ce2" office:value-type="float" office:value="0.311125" calcext:value-type="float">
            <text:p>0.311125</text:p>
          </table:table-cell>
          <table:table-cell table:style-name="ce1" office:value-type="float" office:value="0.153597494059" calcext:value-type="float">
            <text:p>0.1535974941</text:p>
          </table:table-cell>
        </table:table-row>
        <table:table-row table:style-name="ro1">
          <table:table-cell office:value-type="string" calcext:value-type="string">
            <text:p>combine_two_parts_lra_avgnorm</text:p>
          </table:table-cell>
          <table:table-cell office:value-type="float" office:value="0.44776119403" calcext:value-type="float">
            <text:p>0.447761194</text:p>
          </table:table-cell>
          <table:table-cell office:value-type="float" office:value="0.62" calcext:value-type="float">
            <text:p>0.62</text:p>
          </table:table-cell>
          <table:table-cell office:value-type="float" office:value="0.288663735423" calcext:value-type="float">
            <text:p>0.2886637354</text:p>
          </table:table-cell>
          <table:table-cell office:value-type="float" office:value="0.590909090909" calcext:value-type="float">
            <text:p>0.5909090909</text:p>
          </table:table-cell>
          <table:table-cell office:value-type="float" office:value="0.7" calcext:value-type="float">
            <text:p>0.7</text:p>
          </table:table-cell>
          <table:table-cell table:style-name="ce1" office:value-type="float" office:value="0.555555555556" calcext:value-type="float">
            <text:p>0.5555555556</text:p>
          </table:table-cell>
          <table:table-cell table:style-name="ce1" office:value-type="float" office:value="0.567441862991" calcext:value-type="float">
            <text:p>0.567441863</text:p>
          </table:table-cell>
          <table:table-cell office:value-type="float" office:value="0.615959714773" calcext:value-type="float">
            <text:p>0.6159597148</text:p>
          </table:table-cell>
          <table:table-cell office:value-type="float" office:value="0.508419755275" calcext:value-type="float">
            <text:p>0.5084197553</text:p>
          </table:table-cell>
          <table:table-cell office:value-type="float" office:value="0.0209394993531" calcext:value-type="float">
            <text:p>0.0209394994</text:p>
          </table:table-cell>
          <table:table-cell office:value-type="float" office:value="0.163864799626" calcext:value-type="float">
            <text:p>0.1638647996</text:p>
          </table:table-cell>
          <table:table-cell office:value-type="float" office:value="0.48188532177" calcext:value-type="float">
            <text:p>0.4818853218</text:p>
          </table:table-cell>
          <table:table-cell office:value-type="float" office:value="0.47033482705" calcext:value-type="float">
            <text:p>0.4703348271</text:p>
          </table:table-cell>
          <table:table-cell office:value-type="float" office:value="0.541206858372" calcext:value-type="float">
            <text:p>0.5412068584</text:p>
          </table:table-cell>
          <table:table-cell table:style-name="ce2" office:value-type="float" office:value="0.419566107245" calcext:value-type="float">
            <text:p>0.4195661072</text:p>
          </table:table-cell>
          <table:table-cell office:value-type="float" office:value="0.308125" calcext:value-type="float">
            <text:p>0.308125</text:p>
          </table:table-cell>
          <table:table-cell office:value-type="float" office:value="0.135318108996" calcext:value-type="float">
            <text:p>0.135318109</text:p>
          </table:table-cell>
        </table:table-row>
        <table:table-row table:style-name="ro1">
          <table:table-cell office:value-type="string" calcext:value-type="string">
            <text:p>combine_two_parts_avgnorm</text:p>
          </table:table-cell>
          <table:table-cell table:style-name="ce2" office:value-type="float" office:value="0.457711442786" calcext:value-type="float">
            <text:p>0.4577114428</text:p>
          </table:table-cell>
          <table:table-cell office:value-type="float" office:value="0.62" calcext:value-type="float">
            <text:p>0.62</text:p>
          </table:table-cell>
          <table:table-cell office:value-type="float" office:value="0.288663735423" calcext:value-type="float">
            <text:p>0.2886637354</text:p>
          </table:table-cell>
          <table:table-cell office:value-type="float" office:value="0.636363636364" calcext:value-type="float">
            <text:p>0.6363636364</text:p>
          </table:table-cell>
          <table:table-cell office:value-type="float" office:value="0.7" calcext:value-type="float">
            <text:p>0.7</text:p>
          </table:table-cell>
          <table:table-cell table:style-name="ce1" office:value-type="float" office:value="0.555555555556" calcext:value-type="float">
            <text:p>0.5555555556</text:p>
          </table:table-cell>
          <table:table-cell table:style-name="ce1" office:value-type="float" office:value="0.567441862991" calcext:value-type="float">
            <text:p>0.567441863</text:p>
          </table:table-cell>
          <table:table-cell office:value-type="float" office:value="0.615959714773" calcext:value-type="float">
            <text:p>0.6159597148</text:p>
          </table:table-cell>
          <table:table-cell office:value-type="float" office:value="0.508419755275" calcext:value-type="float">
            <text:p>0.5084197553</text:p>
          </table:table-cell>
          <table:table-cell office:value-type="float" office:value="0.0209394993531" calcext:value-type="float">
            <text:p>0.0209394994</text:p>
          </table:table-cell>
          <table:table-cell office:value-type="float" office:value="0.163864799626" calcext:value-type="float">
            <text:p>0.1638647996</text:p>
          </table:table-cell>
          <table:table-cell office:value-type="float" office:value="0.48188532177" calcext:value-type="float">
            <text:p>0.4818853218</text:p>
          </table:table-cell>
          <table:table-cell office:value-type="float" office:value="0.47033482705" calcext:value-type="float">
            <text:p>0.4703348271</text:p>
          </table:table-cell>
          <table:table-cell office:value-type="float" office:value="0.541206858372" calcext:value-type="float">
            <text:p>0.5412068584</text:p>
          </table:table-cell>
          <table:table-cell table:style-name="ce2" office:value-type="float" office:value="0.419566107245" calcext:value-type="float">
            <text:p>0.4195661072</text:p>
          </table:table-cell>
          <table:table-cell office:value-type="float" office:value="0.308125" calcext:value-type="float">
            <text:p>0.308125</text:p>
          </table:table-cell>
          <table:table-cell office:value-type="float" office:value="0.135318108996" calcext:value-type="float">
            <text:p>0.135318109</text:p>
          </table:table-cell>
        </table:table-row>
        <table:table-row table:style-name="ro1">
          <table:table-cell office:value-type="string" calcext:value-type="string">
            <text:p>combine_two_parts_hilbert</text:p>
          </table:table-cell>
          <table:table-cell table:style-name="ce1" office:value-type="float" office:value="0.460199004975" calcext:value-type="float">
            <text:p>0.460199005</text:p>
          </table:table-cell>
          <table:table-cell office:value-type="float" office:value="0.58" calcext:value-type="float">
            <text:p>0.58</text:p>
          </table:table-cell>
          <table:table-cell office:value-type="float" office:value="0.287899063277" calcext:value-type="float">
            <text:p>0.2878990633</text:p>
          </table:table-cell>
          <table:table-cell table:style-name="ce1" office:value-type="float" office:value="0.704545454545" calcext:value-type="float">
            <text:p>0.7045454545</text:p>
          </table:table-cell>
          <table:table-cell table:style-name="ce1" office:value-type="float" office:value="0.725" calcext:value-type="float">
            <text:p>0.725</text:p>
          </table:table-cell>
          <table:table-cell office:value-type="float" office:value="0.533333333333" calcext:value-type="float">
            <text:p>0.5333333333</text:p>
          </table:table-cell>
          <table:table-cell office:value-type="float" office:value="0.541353145387" calcext:value-type="float">
            <text:p>0.5413531454</text:p>
          </table:table-cell>
          <table:table-cell office:value-type="float" office:value="0.594710184147" calcext:value-type="float">
            <text:p>0.5947101841</text:p>
          </table:table-cell>
          <table:table-cell office:value-type="float" office:value="0.458961219997" calcext:value-type="float">
            <text:p>0.45896122</text:p>
          </table:table-cell>
          <table:table-cell office:value-type="float" office:value="0.0202232329812" calcext:value-type="float">
            <text:p>0.020223233</text:p>
          </table:table-cell>
          <table:table-cell office:value-type="float" office:value="0.145964803547" calcext:value-type="float">
            <text:p>0.1459648035</text:p>
          </table:table-cell>
          <table:table-cell office:value-type="float" office:value="0.456910424206" calcext:value-type="float">
            <text:p>0.4569104242</text:p>
          </table:table-cell>
          <table:table-cell office:value-type="float" office:value="0.449140623708" calcext:value-type="float">
            <text:p>0.4491406237</text:p>
          </table:table-cell>
          <table:table-cell office:value-type="float" office:value="0.513792285023" calcext:value-type="float">
            <text:p>0.513792285</text:p>
          </table:table-cell>
          <table:table-cell table:style-name="ce1" office:value-type="float" office:value="0.445251739664" calcext:value-type="float">
            <text:p>0.4452517397</text:p>
          </table:table-cell>
          <table:table-cell table:style-name="ce1" office:value-type="float" office:value="0.323875" calcext:value-type="float">
            <text:p>0.323875</text:p>
          </table:table-cell>
          <table:table-cell office:value-type="float" office:value="0.138690858091" calcext:value-type="float">
            <text:p>0.13869085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00/00/00</text:date>, <text:time style:data-style-name="N2" text:time-value="14:02:04.3568965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9T10:09:24.114915659</dc:date>
    <meta:editing-duration>PT17H21M25S</meta:editing-duration>
    <meta:editing-cycles>4</meta:editing-cycles>
    <meta:generator>LibreOffice/5.3.1.2$Linux_X86_64 LibreOffice_project/30m0$Build-2</meta:generator>
    <meta:document-statistic meta:table-count="1" meta:cell-count="234" meta:object-count="0"/>
  </office:meta>
</office:document-meta>
</file>